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officeooo:rsid="001bec8f" officeooo:paragraph-rsid="001bec8f" style:font-size-asian="20pt" style:font-size-complex="20pt"/>
    </style:style>
    <style:style style:name="P2" style:family="paragraph" style:parent-style-name="Standard">
      <style:paragraph-properties fo:text-align="start" style:justify-single-word="false"/>
      <style:text-properties fo:font-size="12pt" style:text-underline-style="none" officeooo:rsid="001bec8f" officeooo:paragraph-rsid="001bec8f" style:font-size-asian="10.5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ummer of Science – Intro to Web3.0</text:p>
      <text:p text:style-name="P1"/>
      <text:p text:style-name="P2">Week 1- </text:p>
      <text:p text:style-name="P2">Goal of week 1 was to learn the basics of HTML, CSS and Javascript, the resource given to learn all <text:s/>this was scrimba.com. The website taught the above concepts at a beginner level and in an interactive way. I made a very basic blackjack game and an Airbnb webpage using the above concepts.</text:p>
      <text:p text:style-name="P2"/>
      <text:p text:style-name="P2">Week 2- </text:p>
      <text:p text:style-name="P2">Goal of week 2 was to learn about web 3.0 and Ethereum blockchain in detail for which links to some Youtube videos were provides.</text:p>
      <text:p text:style-name="P2"/>
      <text:p text:style-name="P2">Week 3 - </text:p>
      <text:p text:style-name="P2">Goal of week 3 is to learn solidity. I am using the website cryptozombies.io to learn the concepts.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26T18:21:23.410000000</meta:creation-date>
    <dc:date>2022-05-26T18:37:04.143000000</dc:date>
    <meta:editing-duration>PT3M1S</meta:editing-duration>
    <meta:editing-cycles>1</meta:editing-cycles>
    <meta:generator>LibreOffice/7.3.1.3$Windows_X86_64 LibreOffice_project/a69ca51ded25f3eefd52d7bf9a5fad8c90b87951</meta:generator>
    <meta:document-statistic meta:table-count="0" meta:image-count="0" meta:object-count="0" meta:page-count="1" meta:paragraph-count="7" meta:word-count="108" meta:character-count="579" meta:non-whitespace-character-count="472"/>
  </office:meta>
</office:document-meta>
</file>